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9a87" officeooo:paragraph-rsid="000d9a87"/>
    </style:style>
    <style:style style:name="P2" style:family="paragraph" style:parent-style-name="Standard">
      <style:text-properties officeooo:rsid="000f7f12" officeooo:paragraph-rsid="000f7f12"/>
    </style:style>
    <style:style style:name="P3" style:family="paragraph" style:parent-style-name="Standard">
      <style:text-properties officeooo:rsid="000f845d" officeooo:paragraph-rsid="000f845d"/>
    </style:style>
    <style:style style:name="P4" style:family="paragraph" style:parent-style-name="Standard">
      <style:text-properties officeooo:rsid="001158a7" officeooo:paragraph-rsid="001158a7"/>
    </style:style>
    <style:style style:name="P5" style:family="paragraph" style:parent-style-name="Standard">
      <style:text-properties officeooo:rsid="00121589" officeooo:paragraph-rsid="00121589"/>
    </style:style>
    <style:style style:name="P6" style:family="paragraph" style:parent-style-name="Standard">
      <style:text-properties officeooo:rsid="0012e34a" officeooo:paragraph-rsid="0012e34a"/>
    </style:style>
    <style:style style:name="P7" style:family="paragraph" style:parent-style-name="Standard">
      <style:text-properties officeooo:rsid="00143576" officeooo:paragraph-rsid="001a8c78"/>
    </style:style>
    <style:style style:name="P8" style:family="paragraph" style:parent-style-name="Standard">
      <style:text-properties officeooo:rsid="0015a10d" officeooo:paragraph-rsid="001a8c78"/>
    </style:style>
    <style:style style:name="P9" style:family="paragraph" style:parent-style-name="Standard">
      <style:text-properties officeooo:rsid="0015a10d" officeooo:paragraph-rsid="001eaf94"/>
    </style:style>
    <style:style style:name="P10" style:family="paragraph" style:parent-style-name="Standard">
      <style:text-properties officeooo:rsid="0015c41f" officeooo:paragraph-rsid="001ccfe5"/>
    </style:style>
    <style:style style:name="P11" style:family="paragraph" style:parent-style-name="Standard">
      <style:text-properties officeooo:rsid="00143576" officeooo:paragraph-rsid="001ccfe5"/>
    </style:style>
    <style:style style:name="P12" style:family="paragraph" style:parent-style-name="Standard">
      <style:text-properties officeooo:rsid="00121589" officeooo:paragraph-rsid="001ccfe5"/>
    </style:style>
    <style:style style:name="P13" style:family="paragraph" style:parent-style-name="Standard">
      <style:text-properties officeooo:rsid="001158a7" officeooo:paragraph-rsid="001eaf94"/>
    </style:style>
    <style:style style:name="P14" style:family="paragraph" style:parent-style-name="Standard">
      <style:text-properties officeooo:rsid="000f845d" officeooo:paragraph-rsid="001eaf94"/>
    </style:style>
    <style:style style:name="T1" style:family="text">
      <style:text-properties officeooo:rsid="000f7f12"/>
    </style:style>
    <style:style style:name="T2" style:family="text">
      <style:text-properties officeooo:rsid="000f845d"/>
    </style:style>
    <style:style style:name="T3" style:family="text">
      <style:text-properties officeooo:rsid="001158a7"/>
    </style:style>
    <style:style style:name="T4" style:family="text">
      <style:text-properties officeooo:rsid="00121589"/>
    </style:style>
    <style:style style:name="T5" style:family="text">
      <style:text-properties officeooo:rsid="0012e34a"/>
    </style:style>
    <style:style style:name="T6" style:family="text">
      <style:text-properties officeooo:rsid="00143576"/>
    </style:style>
    <style:style style:name="T7" style:family="text">
      <style:text-properties officeooo:rsid="0015a10d"/>
    </style:style>
    <style:style style:name="T8" style:family="text">
      <style:text-properties officeooo:rsid="0019a345"/>
    </style:style>
    <style:style style:name="T9" style:family="text">
      <style:text-properties officeooo:rsid="001a8c78"/>
    </style:style>
    <style:style style:name="T10" style:family="text">
      <style:text-properties officeooo:rsid="001eaf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 последнее время я в нескольких местах встречаю кое-какие похожие идеи, у меня выстраивается определенная картинка, и мне было бы очень интересно копать в этом направлении. Я продолжаю читать “Гёдель, Эшер, Бах”, дочитал “Life 3.0”, статью “Neural-symbolic reasoning”. Меня очень интересует, что такое сознание, какова его структура.</text:p>
      <text:p text:style-name="P1">Я думаю следующее:</text:p>
      <text:p text:style-name="P1">Самосознание (sentience, self-awareness) – структурное свойство информационной системы. По паттернам того, как информация обрабатывается в системе, можно судить о том, обладает ли она субъективным опытом (например, отнюдь неочевидно, что загруженное в компьютер человеческое сознание не будет “философским зомби”)</text:p>
      <text:p text:style-name="P1">Сознание имеет многоуровневую иерархическую структуру. <text:span text:style-name="T1">На данный момент про человеческое сознание мы понимаем что-то на низком уровне (работа нейронов) и на высоком уровне (за какие функции отвечают участки коры), но промежуточные уровни мы даже не можем выделить. Как работа нейронов порождает мысли?</text:span></text:p>
      <text:p text:style-name="P2">Сознание состоит из “символов”, которые могут активизироваться и взаимодействовать между собой. <text:span text:style-name="T2">Это – гипотетические комплексы нейронов, которые примерно соответствуют концепциям (банан, бабушка, синева...). </text:span>Возможно, что символы субстратонезависимы. Возможно, есть большой символ для “Я”. <text:span text:style-name="T2">Могут ли они пересекаться? Как работает активация символов? Как отличается представление концепции в виде класса и в виде представителя? Мыслям могут соответстсовать сложные синхронные активации каких-то символов с определенной силой в виде классов и/или в виде представителей. Каким образом мы может представить синий банан, если никогда его не видели?</text:span></text:p>
      <text:p text:style-name="P3">Из Life 3.0 я узнал про Integrated Information Theory. Это попытка формализовать понятие субъективного опыта, через поиск и описание необходимых свойств физических коррелятов сознания (Physical <text:span text:style-name="T10">Substrates</text:span> of Consciousness, <text:span text:style-name="T3">PSC</text:span>). <text:span text:style-name="T3">Неформально говоря, PSC должен быть достаточно связной информационной системой (то есть изменение состояния одной из частей должно достаточно сильно влиять на остальные, величина intergrated information должна быть высокой). Даже есть питоновский пакет для ее подсчета. Там несколько статей, я начал читать первую. Авторы проверяли свою теорию на людях в вегетативном состоянии и что-то обнаруживали, поэтому теория научная. Там много необычных терминов, поэтому на одном дыхании не смог осилить.</text:span></text:p>
      <text:p text:style-name="P4">В Neural-Symbolic Reasoning <text:span text:style-name="T9">()</text:span> похожие идеи. Авторы хотят объединять символьное мышление с обучением нейросетей, логику со статистическими закономерностями. Для этого приводится пример ансамбля из сетей, который учился оценивать уровень вождения, а потом концептуально объяснял свои оценки. Также там упоминаются Recurrent Temporal RBM, с помощью которых <text:span text:style-name="T4">как-то </text:span>можно <text:s/><text:span text:style-name="T4">выучивать гипотезы и облекать их в форму темпоральной логики.</text:span></text:p>
      <text:p text:style-name="P6">ГЭБ крутится вокруг идеи, что определяющим сознание свойством является определенная способность “сослаться на себя”, которая также составляет сущность доказательства теоремы Гёделя.</text:p>
      <text:p text:style-name="P5">Чем больше я читаю сайт Макса Тегмарка, тем больше меня восхищает этот человек. У него есть серия статей про 4 уровня мультивселенной (в том числе про многомировую интерпретацию квантовой физики). <text:span text:style-name="T5">Если вкратце, то уровень 1 – это причинно-несвязанные области пространства, которые еще не могут взаимодействовать из-за того, что свет не успел дойти от одной до другой; уровень 2 – инфляционные пузыри с другими физическими константами (это объясняет тонкую настройку); уровень 3 – квантовая мультивселенная – исход каждого квантового явления приводит к возникновению копий вселенной, в каждой из которых исход произошел конкретным образом в зависимости от модуля амплитуды волновой функции (поэтому изнутри каждой вселенной исход кажется случайным), то есть уровень 3 – это гильбертово пространство, в котором живет волновая функция вселенной; уровень 4 – всевозможные математические структуры: гипотеза Макса Тегмарка в том, что все математические структуры в определенном смысле существуют, и если в структуре есть </text:span><text:soft-page-break/><text:span text:style-name="T5">разумные существа, то она им кажется объективно существующим реальным миром. Сейчас читаю статью подробно про этот уровень.</text:span></text:p>
      <text:p text:style-name="P7">У Юдковского я прочитал цепочку про <text:span text:style-name="T9">многомировую интерпретацию и возражения против коллапса волновой функции </text:span></text:p>
      <text:p text:style-name="P7"><text:s/><text:span text:style-name="T7">Оказывается, у него много материалов про квантовую физику (помимо этой цепочки). </text:span></text:p>
      <text:p text:style-name="P8"/>
      <text:p text:style-name="P10">На nplus1 прочитал объяснение твита Илона Маска про край современных физических исследований. Там вкратце говорится про лагранижан, группы Ли, соответствующие физическим полям, кэлеровы многообразия, теорию струн. В том числе там говорится про теории без понятного лагранжева описания. Есть небольшая библиография, которую я, </text:p>
      <text:p text:style-name="P10">конечно же, хочу прочитать. </text:p>
      <text:p text:style-name="P10"/>
      <text:p text:style-name="P14"><text:span text:style-name="T6">http://integratedinformationtheory.org/</text:span></text:p>
      <text:p text:style-name="P13"><text:span text:style-name="T9">https://arxiv.org/abs/1711.03902</text:span></text:p>
      <text:p text:style-name="P12">https://space.mit.edu/home/tegmark/crazy.html</text:p>
      <text:p text:style-name="P12"><text:span text:style-name="T5">https://arxiv.org/pdf/0704.0646.pdf</text:span></text:p>
      <text:p text:style-name="P11"><text:a xlink:type="simple" xlink:href="https://www.lesswrong.com/s/Kqs6GR7F5xziuSyGZ/p/xsZnufn3cQw7tJeQ3" text:style-name="Internet_20_link" text:visited-style-name="Visited_20_Internet_20_Link"><text:span text:style-name="T9">https://www.lesswrong.com/s/Kqs6GR7F5xziuSyGZ/p/xsZnufn3cQw7tJeQ3</text:span></text:a></text:p>
      <text:p text:style-name="P9">https://www.lesswrong.com/posts/hc9Eg6erp6hk9bWhn/the-quantum-physics-sequence</text:p>
      <text:p text:style-name="P10"><text:a xlink:type="simple" xlink:href="https://nplus1.ru/material/2019/12/22/simple-math" text:style-name="Internet_20_link" text:visited-style-name="Visited_20_Internet_20_Link">https://nplus1.ru/material/2019/12/22/simple-math</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08:47:43.158698581</meta:creation-date>
    <dc:date>2020-01-08T22:48:25.927443503</dc:date>
    <meta:editing-duration>PT33M33S</meta:editing-duration>
    <meta:editing-cycles>2</meta:editing-cycles>
    <meta:generator>LibreOffice/6.0.7.3$Linux_X86_64 LibreOffice_project/00m0$Build-3</meta:generator>
    <meta:document-statistic meta:table-count="0" meta:image-count="0" meta:object-count="0" meta:page-count="2" meta:paragraph-count="20" meta:word-count="617" meta:character-count="4972" meta:non-whitespace-character-count="4361"/>
  </office:meta>
</office:document-meta>
</file>